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Builder.logg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throwSubscriberException( boolean throwSubscriber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installDefaultEventB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Builder.ignoreGeneratedIndex( boolean ignoreGenerate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get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Builder.EventBu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Bus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uilder.skipMethodVerificationFor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Builder.sendNoSubscriberEvent( boolean sendNoSubscriber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addIndex( SubscriberInfoIndex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Builder.logNoSubscriberMessages( boolean logNoSubscriber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eventInheritance( boolean eventInheri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logSubscriberExceptions( boolean logSubscriber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executorService( ExecutorService executor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sendSubscriberExceptionEvent( boolean sendSubscriberExceptio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strictMethodVerification( boolean strictMethodVer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uilder.getMainThreadSupp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